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1cm" svg:stroke-color="#3333ff" draw:marker-start-width="0.355cm" draw:marker-end-width="0.355cm" draw:fill="solid" draw:fill-color="#cfe7f5" draw:textarea-horizontal-align="justify" draw:textarea-vertical-align="middle" draw:auto-grow-height="false" fo:min-height="1.714cm" fo:min-width="1.714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ff"/>
    </style:style>
    <style:style style:name="gr4" style:family="graphic" style:parent-style-name="standard">
      <style:graphic-properties draw:stroke="solid" svg:stroke-width="0.1cm" svg:stroke-color="#000000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1cm" svg:stroke-color="#000000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cfe7f5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ff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000000"/>
    </style:style>
    <style:style style:name="P7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6cm" svg:height="3.2cm" svg:x="0.824cm" svg:y="2.5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6cm" svg:height="3.2cm" svg:x="2.824cm" svg:y="1.3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6cm" svg:height="3.2cm" svg:x="4.824cm" svg:y="1.9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6cm" svg:height="3.2cm" svg:x="6.224cm" svg:y="3.7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6cm" svg:height="3.2cm" svg:x="8.624cm" svg:y="3.3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6cm" svg:height="3.2cm" svg:x="10.624cm" svg:y="1.5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svg:title>TexMaths</svg:title>
          <svg:desc>20§display§\color{blue} C(t_0)§svg§600§TRUE§</svg:desc>
          <draw:polygon draw:style-name="gr2" draw:text-style-name="P2" draw:layer="layout" svg:width="1.663cm" svg:height="0.699cm" svg:x="1.84cm" svg:y="5.966cm" svg:viewBox="0 0 1664 700" draw:points="832,700 0,700 0,0 1664,0 1664,700">
            <text:p/>
          </draw:polygon>
          <draw:path draw:style-name="gr3" draw:text-style-name="P3" draw:layer="layout" svg:width="0.499cm" svg:height="0.511cm" svg:x="1.876cm" svg:y="5.996cm" svg:viewBox="0 0 500 512" svg:d="M500 8c0-4-2-8-8-8-2 0-4 0-12 8l-48 54c-6-10-40-62-118-62-156 0-314 156-314 318 0 116 82 194 190 194 62 0 116-30 152-62 66-58 78-122 78-124 0-6-8-6-8-6-6 0-8 2-10 6-6 22-22 72-70 112-50 40-94 52-130 52-64 0-138-38-138-146 0-42 14-154 86-238 42-50 108-84 170-84 72 0 114 54 114 136 0 28-2 28-2 36 0 6 8 6 10 6 10 0 10-2 12-14z">
            <text:p/>
          </draw:path>
          <draw:path draw:style-name="gr3" draw:text-style-name="P3" draw:layer="layout" svg:width="0.163cm" svg:height="0.701cm" svg:x="2.46cm" svg:y="5.964cm" svg:viewBox="0 0 164 702" svg:d="M164 696c0-2 0-4-12-16-88-88-112-220-112-328 0-122 28-246 114-334 10-8 10-8 10-10 0-6-4-8-8-8-6 0-70 48-112 138-36 76-44 154-44 214 0 54 8 140 46 218 42 88 104 132 110 132 4 0 8-2 8-6z">
            <text:p/>
          </draw:path>
          <draw:path draw:style-name="gr3" draw:text-style-name="P3" draw:layer="layout" svg:width="0.215cm" svg:height="0.447cm" svg:x="2.68cm" svg:y="6.052cm" svg:viewBox="0 0 216 448" svg:d="M128 158h66c14 0 22 0 22-14 0-6-8-6-20-6h-62c26-100 30-114 30-120 0-10-10-18-22-18-2 0-22 0-28 26l-26 112h-66c-14 0-22 0-22 12 0 8 6 8 20 8h62c-52 200-54 212-54 226 0 38 26 64 64 64 72 0 112-102 112-108 0-8-6-8-8-8-6 0-6 2-10 10-30 74-68 90-92 90-14 0-22-8-22-32 0-16 2-22 4-34z">
            <text:p/>
          </draw:path>
          <draw:path draw:style-name="gr3" draw:text-style-name="P3" draw:layer="layout" svg:width="0.227cm" svg:height="0.335cm" svg:x="2.942cm" svg:y="6.27cm" svg:viewBox="0 0 228 336" svg:d="M228 170c0-54-6-94-28-128-16-22-46-42-86-42-114 0-114 134-114 170s0 166 114 166 114-130 114-166zM114 322c-22 0-52-12-62-52-8-30-8-70-8-106s0-74 8-102c10-38 42-48 62-48 26 0 52 16 62 44 8 28 8 62 8 106 0 36 0 72-6 104-10 44-44 54-64 54z">
            <text:p/>
          </draw:path>
          <draw:path draw:style-name="gr3" draw:text-style-name="P3" draw:layer="layout" svg:width="0.163cm" svg:height="0.701cm" svg:x="3.272cm" svg:y="5.964cm" svg:viewBox="0 0 164 702" svg:d="M164 352c0-56-8-140-48-220-42-86-102-132-108-132s-8 2-8 8c0 2 0 2 14 16 68 68 108 180 108 328 0 120-26 244-112 332-10 8-10 10-10 12 0 4 2 6 8 6s70-46 110-136c36-78 46-156 46-214z">
            <text:p/>
          </draw:path>
        </draw:g>
        <draw:custom-shape draw:style-name="gr4" draw:text-style-name="P4" draw:layer="layout" svg:width="0.2cm" svg:height="0.2cm" svg:x="2.224cm" svg:y="3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0§display§\color{blue} C(t_2)§svg§600§TRUE§</svg:desc>
          <draw:polygon draw:style-name="gr2" draw:text-style-name="P2" draw:layer="layout" svg:width="1.663cm" svg:height="0.699cm" svg:x="5.806cm" svg:y="1.1cm" svg:viewBox="0 0 1664 700" draw:points="832,700 0,700 0,0 1664,0 1664,700">
            <text:p/>
          </draw:polygon>
          <draw:path draw:style-name="gr3" draw:text-style-name="P3" draw:layer="layout" svg:width="0.499cm" svg:height="0.511cm" svg:x="5.842cm" svg:y="1.13cm" svg:viewBox="0 0 500 512" svg:d="M500 8c0-4-2-8-8-8-2 0-4 0-12 8l-48 54c-6-10-40-62-118-62-156 0-314 156-314 318 0 116 82 194 190 194 62 0 116-30 152-62 66-58 78-122 78-124 0-6-8-6-8-6-6 0-8 2-10 6-6 22-22 72-70 112-50 40-94 52-130 52-64 0-138-38-138-146 0-42 14-154 86-238 42-50 108-84 170-84 72 0 114 54 114 136 0 28-2 28-2 36 0 6 8 6 10 6 10 0 10-2 12-14z">
            <text:p/>
          </draw:path>
          <draw:path draw:style-name="gr3" draw:text-style-name="P3" draw:layer="layout" svg:width="0.163cm" svg:height="0.701cm" svg:x="6.426cm" svg:y="1.098cm" svg:viewBox="0 0 164 702" svg:d="M164 696c0-2 0-4-12-16-88-88-112-220-112-328 0-122 28-246 114-334 10-8 10-8 10-10 0-6-4-8-8-8-6 0-70 48-112 138-36 76-44 154-44 214 0 54 8 140 46 218 42 88 104 132 110 132 4 0 8-2 8-6z">
            <text:p/>
          </draw:path>
          <draw:path draw:style-name="gr3" draw:text-style-name="P3" draw:layer="layout" svg:width="0.215cm" svg:height="0.447cm" svg:x="6.646cm" svg:y="1.186cm" svg:viewBox="0 0 216 448" svg:d="M128 158h66c14 0 22 0 22-14 0-6-8-6-20-6h-62c26-100 30-114 30-120 0-10-10-18-22-18-2 0-22 0-28 26l-26 112h-66c-14 0-22 0-22 12 0 8 6 8 20 8h62c-52 200-54 212-54 226 0 38 26 64 64 64 72 0 112-102 112-108 0-8-6-8-8-8-6 0-6 2-10 10-30 74-68 90-92 90-14 0-22-8-22-32 0-16 2-22 4-34z">
            <text:p/>
          </draw:path>
          <draw:path draw:style-name="gr3" draw:text-style-name="P3" draw:layer="layout" svg:width="0.217cm" svg:height="0.325cm" svg:x="6.914cm" svg:y="1.404cm" svg:viewBox="0 0 218 326" svg:d="M218 238h-18c0 10-6 40-12 44-4 2-42 2-48 2h-92c52-44 70-58 100-82 36-28 70-60 70-106 0-60-52-96-116-96-60 0-102 42-102 88 0 26 22 28 26 28 12 0 26-8 26-26 0-10-4-26-28-26 14-36 48-46 70-46 50 0 76 38 76 78 0 42-30 76-46 94l-120 118c-4 4-4 4-4 18h202z">
            <text:p/>
          </draw:path>
          <draw:path draw:style-name="gr3" draw:text-style-name="P3" draw:layer="layout" svg:width="0.163cm" svg:height="0.701cm" svg:x="7.238cm" svg:y="1.098cm" svg:viewBox="0 0 164 702" svg:d="M164 352c0-56-8-140-48-220-42-86-102-132-108-132s-8 2-8 8c0 2 0 2 14 16 68 68 108 180 108 328 0 120-26 244-112 332-10 8-10 10-10 12 0 4 2 6 8 6s70-46 110-136c36-78 46-156 46-214z">
            <text:p/>
          </draw:path>
        </draw:g>
        <draw:g>
          <svg:title>TexMaths</svg:title>
          <svg:desc>20§display§\color{blue} C(t_1)§svg§600§TRUE§</svg:desc>
          <draw:polygon draw:style-name="gr2" draw:text-style-name="P2" draw:layer="layout" svg:width="1.663cm" svg:height="0.699cm" svg:x="3.844cm" svg:y="0.51cm" svg:viewBox="0 0 1664 700" draw:points="832,700 0,700 0,0 1664,0 1664,700">
            <text:p/>
          </draw:polygon>
          <draw:path draw:style-name="gr3" draw:text-style-name="P3" draw:layer="layout" svg:width="0.499cm" svg:height="0.511cm" svg:x="3.88cm" svg:y="0.54cm" svg:viewBox="0 0 500 512" svg:d="M500 8c0-4-2-8-8-8-2 0-4 0-12 8l-48 54c-6-10-40-62-118-62-156 0-314 156-314 318 0 116 82 194 190 194 62 0 116-30 152-62 66-58 78-122 78-124 0-6-8-6-8-6-6 0-8 2-10 6-6 22-22 72-70 112-50 40-94 52-130 52-64 0-138-38-138-146 0-42 14-154 86-238 42-50 108-84 170-84 72 0 114 54 114 136 0 28-2 28-2 36 0 6 8 6 10 6 10 0 10-2 12-14z">
            <text:p/>
          </draw:path>
          <draw:path draw:style-name="gr3" draw:text-style-name="P3" draw:layer="layout" svg:width="0.163cm" svg:height="0.701cm" svg:x="4.464cm" svg:y="0.508cm" svg:viewBox="0 0 164 702" svg:d="M164 696c0-2 0-4-12-16-88-88-112-220-112-328 0-122 28-246 114-334 10-8 10-8 10-10 0-6-4-8-8-8-6 0-70 48-112 138-36 76-44 154-44 214 0 54 8 140 46 218 42 88 104 132 110 132 4 0 8-2 8-6z">
            <text:p/>
          </draw:path>
          <draw:path draw:style-name="gr3" draw:text-style-name="P3" draw:layer="layout" svg:width="0.215cm" svg:height="0.447cm" svg:x="4.684cm" svg:y="0.596cm" svg:viewBox="0 0 216 448" svg:d="M128 158h66c14 0 22 0 22-14 0-6-8-6-20-6h-62c26-100 30-114 30-120 0-10-10-18-22-18-2 0-22 0-28 26l-26 112h-66c-14 0-22 0-22 12 0 8 6 8 20 8h62c-52 200-54 212-54 226 0 38 26 64 64 64 72 0 112-102 112-108 0-8-6-8-8-8-6 0-6 2-10 10-30 74-68 90-92 90-14 0-22-8-22-32 0-16 2-22 4-34z">
            <text:p/>
          </draw:path>
          <draw:path draw:style-name="gr3" draw:text-style-name="P3" draw:layer="layout" svg:width="0.179cm" svg:height="0.325cm" svg:x="4.974cm" svg:y="0.814cm" svg:viewBox="0 0 180 326" svg:d="M112 14c0-14-2-14-16-14-32 30-76 32-96 32v18c12 0 44 0 72-14v250c0 16 0 24-50 24h-18v16c8 0 68-2 88-2 14 0 76 2 88 2v-16h-20c-48 0-48-8-48-24z">
            <text:p/>
          </draw:path>
          <draw:path draw:style-name="gr3" draw:text-style-name="P3" draw:layer="layout" svg:width="0.163cm" svg:height="0.701cm" svg:x="5.276cm" svg:y="0.508cm" svg:viewBox="0 0 164 702" svg:d="M164 352c0-56-8-140-48-220-42-86-102-132-108-132s-8 2-8 8c0 2 0 2 14 16 68 68 108 180 108 328 0 120-26 244-112 332-10 8-10 10-10 12 0 4 2 6 8 6s70-46 110-136c36-78 46-156 46-214z">
            <text:p/>
          </draw:path>
        </draw:g>
        <draw:g>
          <svg:title>TexMaths</svg:title>
          <svg:desc>20§display§\color{blue} C(t_3)§svg§600§TRUE§</svg:desc>
          <draw:polygon draw:style-name="gr2" draw:text-style-name="P2" draw:layer="layout" svg:width="1.663cm" svg:height="0.699cm" svg:x="7.248cm" svg:y="7.082cm" svg:viewBox="0 0 1664 700" draw:points="832,700 0,700 0,0 1664,0 1664,700">
            <text:p/>
          </draw:polygon>
          <draw:path draw:style-name="gr3" draw:text-style-name="P3" draw:layer="layout" svg:width="0.499cm" svg:height="0.511cm" svg:x="7.284cm" svg:y="7.112cm" svg:viewBox="0 0 500 512" svg:d="M500 8c0-4-2-8-8-8-2 0-4 0-12 8l-48 54c-6-10-40-62-118-62-156 0-314 156-314 318 0 116 82 194 190 194 62 0 116-30 152-62 66-58 78-122 78-124 0-6-8-6-8-6-6 0-8 2-10 6-6 22-22 72-70 112-50 40-94 52-130 52-64 0-138-38-138-146 0-42 14-154 86-238 42-50 108-84 170-84 72 0 114 54 114 136 0 28-2 28-2 36 0 6 8 6 10 6 10 0 10-2 12-14z">
            <text:p/>
          </draw:path>
          <draw:path draw:style-name="gr3" draw:text-style-name="P3" draw:layer="layout" svg:width="0.163cm" svg:height="0.701cm" svg:x="7.868cm" svg:y="7.08cm" svg:viewBox="0 0 164 702" svg:d="M164 696c0-2 0-4-12-16-88-88-112-220-112-328 0-122 28-246 114-334 10-8 10-8 10-10 0-6-4-8-8-8-6 0-70 48-112 138-36 76-44 154-44 214 0 54 8 140 46 218 42 88 104 132 110 132 4 0 8-2 8-6z">
            <text:p/>
          </draw:path>
          <draw:path draw:style-name="gr3" draw:text-style-name="P3" draw:layer="layout" svg:width="0.215cm" svg:height="0.447cm" svg:x="8.088cm" svg:y="7.168cm" svg:viewBox="0 0 216 448" svg:d="M128 158h66c14 0 22 0 22-14 0-6-8-6-20-6h-62c26-100 30-114 30-120 0-10-10-18-22-18-2 0-22 0-28 26l-26 112h-66c-14 0-22 0-22 12 0 8 6 8 20 8h62c-52 200-54 212-54 226 0 38 26 64 64 64 72 0 112-102 112-108 0-8-6-8-8-8-6 0-6 2-10 10-30 74-68 90-92 90-14 0-22-8-22-32 0-16 2-22 4-34z">
            <text:p/>
          </draw:path>
          <draw:path draw:style-name="gr3" draw:text-style-name="P3" draw:layer="layout" svg:width="0.225cm" svg:height="0.335cm" svg:x="8.35cm" svg:y="7.386cm" svg:viewBox="0 0 226 336" svg:d="M108 162c38 0 66 26 66 80 0 60-36 78-64 78-20 0-64-4-84-34 24 0 28-16 28-28 0-14-12-26-26-26s-28 8-28 28c0 46 52 76 110 76 70 0 116-46 116-94 0-38-32-78-86-88 52-20 72-56 72-86 0-38-46-68-100-68s-96 26-96 66c0 16 10 26 24 26 16 0 26-12 26-26s-10-24-26-24c18-22 52-28 70-28 22 0 54 12 54 54 0 20-8 44-20 58-16 20-30 20-54 22-14 0-14 0-16 2-2 0-6 0-6 6s4 6 14 6z">
            <text:p/>
          </draw:path>
          <draw:path draw:style-name="gr3" draw:text-style-name="P3" draw:layer="layout" svg:width="0.163cm" svg:height="0.701cm" svg:x="8.68cm" svg:y="7.08cm" svg:viewBox="0 0 164 702" svg:d="M164 352c0-56-8-140-48-220-42-86-102-132-108-132s-8 2-8 8c0 2 0 2 14 16 68 68 108 180 108 328 0 120-26 244-112 332-10 8-10 10-10 12 0 4 2 6 8 6s70-46 110-136c36-78 46-156 46-214z">
            <text:p/>
          </draw:path>
        </draw:g>
        <draw:g>
          <svg:title>TexMaths</svg:title>
          <svg:desc>20§display§\color{blue} C(t_4)§svg§600§TRUE§</svg:desc>
          <draw:polygon draw:style-name="gr2" draw:text-style-name="P2" draw:layer="layout" svg:width="1.663cm" svg:height="0.699cm" svg:x="9.71cm" svg:y="6.74cm" svg:viewBox="0 0 1664 700" draw:points="832,700 0,700 0,0 1664,0 1664,700">
            <text:p/>
          </draw:polygon>
          <draw:path draw:style-name="gr3" draw:text-style-name="P3" draw:layer="layout" svg:width="0.499cm" svg:height="0.511cm" svg:x="9.746cm" svg:y="6.77cm" svg:viewBox="0 0 500 512" svg:d="M500 8c0-4-2-8-8-8-2 0-4 0-12 8l-48 54c-6-10-40-62-118-62-156 0-314 156-314 318 0 116 82 194 190 194 62 0 116-30 152-62 66-58 78-122 78-124 0-6-8-6-8-6-6 0-8 2-10 6-6 22-22 72-70 112-50 40-94 52-130 52-64 0-138-38-138-146 0-42 14-154 86-238 42-50 108-84 170-84 72 0 114 54 114 136 0 28-2 28-2 36 0 6 8 6 10 6 10 0 10-2 12-14z">
            <text:p/>
          </draw:path>
          <draw:path draw:style-name="gr3" draw:text-style-name="P3" draw:layer="layout" svg:width="0.163cm" svg:height="0.701cm" svg:x="10.33cm" svg:y="6.738cm" svg:viewBox="0 0 164 702" svg:d="M164 696c0-2 0-4-12-16-88-88-112-220-112-328 0-122 28-246 114-334 10-8 10-8 10-10 0-6-4-8-8-8-6 0-70 48-112 138-36 76-44 154-44 214 0 54 8 140 46 218 42 88 104 132 110 132 4 0 8-2 8-6z">
            <text:p/>
          </draw:path>
          <draw:path draw:style-name="gr3" draw:text-style-name="P3" draw:layer="layout" svg:width="0.215cm" svg:height="0.447cm" svg:x="10.55cm" svg:y="6.826cm" svg:viewBox="0 0 216 448" svg:d="M128 158h66c14 0 22 0 22-14 0-6-8-6-20-6h-62c26-100 30-114 30-120 0-10-10-18-22-18-2 0-22 0-28 26l-26 112h-66c-14 0-22 0-22 12 0 8 6 8 20 8h62c-52 200-54 212-54 226 0 38 26 64 64 64 72 0 112-102 112-108 0-8-6-8-8-8-6 0-6 2-10 10-30 74-68 90-92 90-14 0-22-8-22-32 0-16 2-22 4-34z">
            <text:p/>
          </draw:path>
          <draw:path draw:style-name="gr3" draw:text-style-name="P3" draw:layer="layout" svg:width="0.241cm" svg:height="0.331cm" svg:x="10.806cm" svg:y="7.04cm" svg:viewBox="0 0 242 332" svg:d="M242 250v-16h-56v-220c0-10 0-14-10-14-6 0-8 0-14 6l-162 228v16h144v42c0 16 0 22-40 22h-12v18c24-2 56-2 74-2s50 0 74 2v-18h-14c-40 0-40-6-40-22v-42zM148 54v180h-130z">
            <text:p/>
          </draw:path>
          <draw:path draw:style-name="gr3" draw:text-style-name="P3" draw:layer="layout" svg:width="0.163cm" svg:height="0.701cm" svg:x="11.142cm" svg:y="6.738cm" svg:viewBox="0 0 164 702" svg:d="M164 352c0-56-8-140-48-220-42-86-102-132-108-132s-8 2-8 8c0 2 0 2 14 16 68 68 108 180 108 328 0 120-26 244-112 332-10 8-10 10-10 12 0 4 2 6 8 6s70-46 110-136c36-78 46-156 46-214z">
            <text:p/>
          </draw:path>
        </draw:g>
        <draw:g>
          <svg:title>TexMaths</svg:title>
          <svg:desc>20§display§\color{blue} C(t_5)§svg§600§TRUE§</svg:desc>
          <draw:polygon draw:style-name="gr2" draw:text-style-name="P2" draw:layer="layout" svg:width="1.663cm" svg:height="0.699cm" svg:x="11.588cm" svg:y="0.769cm" svg:viewBox="0 0 1664 700" draw:points="832,700 0,700 0,0 1664,0 1664,700">
            <text:p/>
          </draw:polygon>
          <draw:path draw:style-name="gr3" draw:text-style-name="P3" draw:layer="layout" svg:width="0.499cm" svg:height="0.511cm" svg:x="11.624cm" svg:y="0.799cm" svg:viewBox="0 0 500 512" svg:d="M500 8c0-4-2-8-8-8-2 0-4 0-12 8l-48 54c-6-10-40-62-118-62-156 0-314 156-314 318 0 116 82 194 190 194 62 0 116-30 152-62 66-58 78-122 78-124 0-6-8-6-8-6-6 0-8 2-10 6-6 22-22 72-70 112-50 40-94 52-130 52-64 0-138-38-138-146 0-42 14-154 86-238 42-50 108-84 170-84 72 0 114 54 114 136 0 28-2 28-2 36 0 6 8 6 10 6 10 0 10-2 12-14z">
            <text:p/>
          </draw:path>
          <draw:path draw:style-name="gr3" draw:text-style-name="P3" draw:layer="layout" svg:width="0.163cm" svg:height="0.701cm" svg:x="12.208cm" svg:y="0.767cm" svg:viewBox="0 0 164 702" svg:d="M164 696c0-2 0-4-12-16-88-88-112-220-112-328 0-122 28-246 114-334 10-8 10-8 10-10 0-6-4-8-8-8-6 0-70 48-112 138-36 76-44 154-44 214 0 54 8 140 46 218 42 88 104 132 110 132 4 0 8-2 8-6z">
            <text:p/>
          </draw:path>
          <draw:path draw:style-name="gr3" draw:text-style-name="P3" draw:layer="layout" svg:width="0.215cm" svg:height="0.447cm" svg:x="12.428cm" svg:y="0.855cm" svg:viewBox="0 0 216 448" svg:d="M128 158h66c14 0 22 0 22-14 0-6-8-6-20-6h-62c26-100 30-114 30-120 0-10-10-18-22-18-2 0-22 0-28 26l-26 112h-66c-14 0-22 0-22 12 0 8 6 8 20 8h62c-52 200-54 212-54 226 0 38 26 64 64 64 72 0 112-102 112-108 0-8-6-8-8-8-6 0-6 2-10 10-30 74-68 90-92 90-14 0-22-8-22-32 0-16 2-22 4-34z">
            <text:p/>
          </draw:path>
          <draw:path draw:style-name="gr3" draw:text-style-name="P3" draw:layer="layout" svg:width="0.217cm" svg:height="0.335cm" svg:x="12.696cm" svg:y="1.073cm" svg:viewBox="0 0 218 336" svg:d="M46 52c24 6 40 6 46 6 66 0 104-44 104-52 0-4-4-6-6-6 0 0-2 0-4 2-12 4-38 14-74 14-14 0-40-2-72-14-4-2-6-2-6-2-6 0-6 6-6 14v144c0 8 0 14 8 14 4 0 4 0 10-6 20-28 50-32 68-32 30 0 42 24 44 28 10 16 12 36 12 64 0 14 0 44-14 66-12 18-34 28-58 28-32 0-64-16-76-50 18 2 28-10 28-24 0-20-20-24-26-24 0 0-24 0-24 26 0 44 40 88 100 88 62 0 118-46 118-108 0-56-42-106-104-106-22 0-48 4-68 24z">
            <text:p/>
          </draw:path>
          <draw:path draw:style-name="gr3" draw:text-style-name="P3" draw:layer="layout" svg:width="0.163cm" svg:height="0.701cm" svg:x="13.02cm" svg:y="0.767cm" svg:viewBox="0 0 164 702" svg:d="M164 352c0-56-8-140-48-220-42-86-102-132-108-132s-8 2-8 8c0 2 0 2 14 16 68 68 108 180 108 328 0 120-26 244-112 332-10 8-10 10-10 12 0 4 2 6 8 6s70-46 110-136c36-78 46-156 46-214z">
            <text:p/>
          </draw:path>
        </draw:g>
        <draw:custom-shape draw:style-name="gr4" draw:text-style-name="P4" draw:layer="layout" svg:width="0.2cm" svg:height="0.2cm" svg:x="2.885cm" svg:y="3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2cm" svg:x="4.734cm" svg:y="3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.024cm" svg:y1="3.236cm" svg:x2="4.824cm" svg:y2="3.576cm">
          <text:p/>
        </draw:line>
        <draw:line draw:style-name="gr5" draw:text-style-name="P5" draw:layer="layout" svg:x1="4.824cm" svg:y1="3.576cm" svg:x2="6.624cm" svg:y2="4.576cm">
          <text:p/>
        </draw:line>
        <draw:custom-shape draw:style-name="gr4" draw:text-style-name="P4" draw:layer="layout" svg:width="0.2cm" svg:height="0.2cm" svg:x="6.566cm" svg:y="4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6.624cm" svg:y1="4.576cm" svg:x2="8.624cm" svg:y2="4.976cm">
          <text:p/>
        </draw:line>
        <draw:custom-shape draw:style-name="gr4" draw:text-style-name="P4" draw:layer="layout" svg:width="0.2cm" svg:height="0.2cm" svg:x="8.516cm" svg:y="4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8.624cm" svg:y1="4.976cm" svg:x2="11.024cm" svg:y2="3.976cm">
          <text:p/>
        </draw:line>
        <draw:custom-shape draw:style-name="gr4" draw:text-style-name="P4" draw:layer="layout" svg:width="0.2cm" svg:height="0.2cm" svg:x="10.959cm" svg:y="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0§display§x_0§svg§600§TRUE§</svg:desc>
          <draw:polygon draw:style-name="gr2" draw:text-style-name="P2" draw:layer="layout" svg:width="0.679cm" svg:height="0.405cm" svg:x="1.744cm" svg:y="3.986cm" svg:viewBox="0 0 680 406" draw:points="340,406 0,406 0,0 680,0 680,406">
            <text:p/>
          </draw:polygon>
          <draw:path draw:style-name="gr6" draw:text-style-name="P6" draw:layer="layout" svg:width="0.349cm" svg:height="0.317cm" svg:x="1.764cm" svg:y="3.976cm" svg:viewBox="0 0 350 318" svg:d="M214 98c4-18 20-82 70-82 4 0 20 0 36 8-20 4-34 22-34 38 0 12 8 26 26 26 16 0 38-14 38-42 0-36-42-46-66-46-40 0-64 38-74 54-16-46-54-54-76-54-72 0-112 90-112 108 0 8 6 8 8 8 6 0 8-2 10-8 24-74 70-92 94-92 12 0 38 6 38 46 0 22-12 70-38 168-12 44-36 72-68 72-4 0-20 0-34-8 18-4 32-18 32-38s-14-24-26-24c-20 0-38 18-38 40 0 32 36 46 66 46 46 0 72-48 74-52 8 26 34 52 76 52 72 0 112-90 112-108 0-6-6-6-8-6-6 0-8 2-10 6-22 76-70 92-92 92-28 0-40-22-40-46 0-14 4-30 12-62z">
            <text:p/>
          </draw:path>
          <draw:path draw:style-name="gr6" draw:text-style-name="P6" draw:layer="layout" svg:width="0.227cm" svg:height="0.335cm" svg:x="2.17cm" svg:y="4.066cm" svg:viewBox="0 0 228 336" svg:d="M228 170c0-54-6-94-28-128-16-22-46-42-86-42-114 0-114 134-114 170s0 166 114 166 114-130 114-166zM114 322c-22 0-52-12-62-52-8-30-8-70-8-106s0-74 8-102c10-38 42-48 62-48 26 0 52 16 62 44 8 28 8 62 8 106 0 36 0 72-6 104-10 44-44 54-64 54z">
            <text:p/>
          </draw:path>
        </draw:g>
        <draw:g>
          <svg:title>TexMaths</svg:title>
          <svg:desc>20§display§x(t_1)§svg§600§TRUE§</svg:desc>
          <draw:polygon draw:style-name="gr2" draw:text-style-name="P2" draw:layer="layout" svg:width="1.513cm" svg:height="0.699cm" svg:x="3.085cm" svg:y="2.47cm" svg:viewBox="0 0 1514 700" draw:points="756,700 0,700 0,0 1514,0 1514,700">
            <text:p/>
          </draw:polygon>
          <draw:path draw:style-name="gr6" draw:text-style-name="P6" draw:layer="layout" svg:width="0.349cm" svg:height="0.317cm" svg:x="3.105cm" svg:y="2.684cm" svg:viewBox="0 0 350 318" svg:d="M214 98c4-18 20-82 70-82 4 0 20 0 36 8-20 4-34 22-34 38 0 12 8 26 26 26 16 0 38-14 38-42 0-36-42-46-66-46-40 0-64 38-74 54-16-46-54-54-76-54-72 0-112 90-112 108 0 8 6 8 8 8 6 0 8-2 10-8 24-74 70-92 94-92 12 0 38 6 38 46 0 22-12 70-38 168-12 44-36 72-68 72-4 0-20 0-34-8 18-4 32-18 32-38s-14-24-26-24c-20 0-38 18-38 40 0 32 36 46 66 46 46 0 72-48 74-52 8 26 34 52 76 52 72 0 112-90 112-108 0-6-6-6-8-6-6 0-8 2-10 6-22 76-70 92-92 92-28 0-40-22-40-46 0-14 4-30 12-62z">
            <text:p/>
          </draw:path>
          <draw:path draw:style-name="gr6" draw:text-style-name="P6" draw:layer="layout" svg:width="0.163cm" svg:height="0.701cm" svg:x="3.555cm" svg:y="2.468cm" svg:viewBox="0 0 164 702" svg:d="M164 696c0-2 0-4-12-16-88-88-112-220-112-328 0-122 28-246 114-334 10-8 10-8 10-10 0-6-4-8-8-8-6 0-70 48-112 138-36 76-44 154-44 214 0 54 8 140 46 218 42 88 104 132 110 132 4 0 8-2 8-6z">
            <text:p/>
          </draw:path>
          <draw:path draw:style-name="gr6" draw:text-style-name="P6" draw:layer="layout" svg:width="0.215cm" svg:height="0.447cm" svg:x="3.773cm" svg:y="2.556cm" svg:viewBox="0 0 216 448" svg:d="M128 158h66c14 0 22 0 22-14 0-6-8-6-20-6h-62c26-100 30-114 30-120 0-10-10-18-22-18-2 0-22 0-28 26l-26 112h-66c-14 0-22 0-22 12 0 8 6 8 20 8h62c-52 200-54 212-54 226 0 38 26 64 64 64 72 0 112-102 112-108 0-8-6-8-8-8-6 0-6 2-10 10-30 74-68 90-92 90-14 0-22-8-22-32 0-16 2-22 4-34z">
            <text:p/>
          </draw:path>
          <draw:path draw:style-name="gr6" draw:text-style-name="P6" draw:layer="layout" svg:width="0.179cm" svg:height="0.325cm" svg:x="4.065cm" svg:y="2.774cm" svg:viewBox="0 0 180 326" svg:d="M112 14c0-14-2-14-16-14-32 30-76 32-96 32v18c12 0 44 0 72-14v250c0 16 0 24-50 24h-18v16c8 0 68-2 88-2 14 0 76 2 88 2v-16h-20c-48 0-48-8-48-24z">
            <text:p/>
          </draw:path>
          <draw:path draw:style-name="gr6" draw:text-style-name="P6" draw:layer="layout" svg:width="0.163cm" svg:height="0.701cm" svg:x="4.365cm" svg:y="2.468cm" svg:viewBox="0 0 164 702" svg:d="M164 352c0-56-8-140-48-220-42-86-102-132-108-132s-8 2-8 8c0 2 0 2 14 16 68 68 108 180 108 328 0 120-26 244-112 332-10 8-10 10-10 12 0 4 2 6 8 6s70-46 110-136c36-78 46-156 46-214z">
            <text:p/>
          </draw:path>
        </draw:g>
        <draw:g>
          <svg:title>TexMaths</svg:title>
          <svg:desc>20§display§x(t_2)§svg§600§TRUE§</svg:desc>
          <draw:polygon draw:style-name="gr2" draw:text-style-name="P2" draw:layer="layout" svg:width="1.513cm" svg:height="0.699cm" svg:x="5.11cm" svg:y="2.918cm" svg:viewBox="0 0 1514 700" draw:points="756,700 0,700 0,0 1514,0 1514,700">
            <text:p/>
          </draw:polygon>
          <draw:path draw:style-name="gr6" draw:text-style-name="P6" draw:layer="layout" svg:width="0.349cm" svg:height="0.317cm" svg:x="5.13cm" svg:y="3.132cm" svg:viewBox="0 0 350 318" svg:d="M214 98c4-18 20-82 70-82 4 0 20 0 36 8-20 4-34 22-34 38 0 12 8 26 26 26 16 0 38-14 38-42 0-36-42-46-66-46-40 0-64 38-74 54-16-46-54-54-76-54-72 0-112 90-112 108 0 8 6 8 8 8 6 0 8-2 10-8 24-74 70-92 94-92 12 0 38 6 38 46 0 22-12 70-38 168-12 44-36 72-68 72-4 0-20 0-34-8 18-4 32-18 32-38s-14-24-26-24c-20 0-38 18-38 40 0 32 36 46 66 46 46 0 72-48 74-52 8 26 34 52 76 52 72 0 112-90 112-108 0-6-6-6-8-6-6 0-8 2-10 6-22 76-70 92-92 92-28 0-40-22-40-46 0-14 4-30 12-62z">
            <text:p/>
          </draw:path>
          <draw:path draw:style-name="gr6" draw:text-style-name="P6" draw:layer="layout" svg:width="0.163cm" svg:height="0.701cm" svg:x="5.58cm" svg:y="2.916cm" svg:viewBox="0 0 164 702" svg:d="M164 696c0-2 0-4-12-16-88-88-112-220-112-328 0-122 28-246 114-334 10-8 10-8 10-10 0-6-4-8-8-8-6 0-70 48-112 138-36 76-44 154-44 214 0 54 8 140 46 218 42 88 104 132 110 132 4 0 8-2 8-6z">
            <text:p/>
          </draw:path>
          <draw:path draw:style-name="gr6" draw:text-style-name="P6" draw:layer="layout" svg:width="0.215cm" svg:height="0.447cm" svg:x="5.798cm" svg:y="3.004cm" svg:viewBox="0 0 216 448" svg:d="M128 158h66c14 0 22 0 22-14 0-6-8-6-20-6h-62c26-100 30-114 30-120 0-10-10-18-22-18-2 0-22 0-28 26l-26 112h-66c-14 0-22 0-22 12 0 8 6 8 20 8h62c-52 200-54 212-54 226 0 38 26 64 64 64 72 0 112-102 112-108 0-8-6-8-8-8-6 0-6 2-10 10-30 74-68 90-92 90-14 0-22-8-22-32 0-16 2-22 4-34z">
            <text:p/>
          </draw:path>
          <draw:path draw:style-name="gr6" draw:text-style-name="P6" draw:layer="layout" svg:width="0.217cm" svg:height="0.325cm" svg:x="6.066cm" svg:y="3.222cm" svg:viewBox="0 0 218 326" svg:d="M218 238h-18c0 10-6 40-12 44-4 2-42 2-48 2h-92c52-44 70-58 100-82 36-28 70-60 70-106 0-60-52-96-116-96-60 0-102 42-102 88 0 26 22 28 26 28 12 0 26-8 26-26 0-10-4-26-28-26 14-36 48-46 70-46 50 0 76 38 76 78 0 42-30 76-46 94l-120 118c-4 4-4 4-4 18h202z">
            <text:p/>
          </draw:path>
          <draw:path draw:style-name="gr6" draw:text-style-name="P6" draw:layer="layout" svg:width="0.163cm" svg:height="0.701cm" svg:x="6.39cm" svg:y="2.916cm" svg:viewBox="0 0 164 702" svg:d="M164 352c0-56-8-140-48-220-42-86-102-132-108-132s-8 2-8 8c0 2 0 2 14 16 68 68 108 180 108 328 0 120-26 244-112 332-10 8-10 10-10 12 0 4 2 6 8 6s70-46 110-136c36-78 46-156 46-214z">
            <text:p/>
          </draw:path>
        </draw:g>
        <draw:g>
          <svg:title>TexMaths</svg:title>
          <svg:desc>20§display§x(t_3)§svg§600§TRUE§</svg:desc>
          <draw:polygon draw:style-name="gr2" draw:text-style-name="P2" draw:layer="layout" svg:width="1.513cm" svg:height="0.699cm" svg:x="6.92cm" svg:y="3.934cm" svg:viewBox="0 0 1514 700" draw:points="756,700 0,700 0,0 1514,0 1514,700">
            <text:p/>
          </draw:polygon>
          <draw:path draw:style-name="gr6" draw:text-style-name="P6" draw:layer="layout" svg:width="0.349cm" svg:height="0.317cm" svg:x="6.94cm" svg:y="4.148cm" svg:viewBox="0 0 350 318" svg:d="M214 98c4-18 20-82 70-82 4 0 20 0 36 8-20 4-34 22-34 38 0 12 8 26 26 26 16 0 38-14 38-42 0-36-42-46-66-46-40 0-64 38-74 54-16-46-54-54-76-54-72 0-112 90-112 108 0 8 6 8 8 8 6 0 8-2 10-8 24-74 70-92 94-92 12 0 38 6 38 46 0 22-12 70-38 168-12 44-36 72-68 72-4 0-20 0-34-8 18-4 32-18 32-38s-14-24-26-24c-20 0-38 18-38 40 0 32 36 46 66 46 46 0 72-48 74-52 8 26 34 52 76 52 72 0 112-90 112-108 0-6-6-6-8-6-6 0-8 2-10 6-22 76-70 92-92 92-28 0-40-22-40-46 0-14 4-30 12-62z">
            <text:p/>
          </draw:path>
          <draw:path draw:style-name="gr6" draw:text-style-name="P6" draw:layer="layout" svg:width="0.163cm" svg:height="0.701cm" svg:x="7.39cm" svg:y="3.932cm" svg:viewBox="0 0 164 702" svg:d="M164 696c0-2 0-4-12-16-88-88-112-220-112-328 0-122 28-246 114-334 10-8 10-8 10-10 0-6-4-8-8-8-6 0-70 48-112 138-36 76-44 154-44 214 0 54 8 140 46 218 42 88 104 132 110 132 4 0 8-2 8-6z">
            <text:p/>
          </draw:path>
          <draw:path draw:style-name="gr6" draw:text-style-name="P6" draw:layer="layout" svg:width="0.215cm" svg:height="0.447cm" svg:x="7.608cm" svg:y="4.02cm" svg:viewBox="0 0 216 448" svg:d="M128 158h66c14 0 22 0 22-14 0-6-8-6-20-6h-62c26-100 30-114 30-120 0-10-10-18-22-18-2 0-22 0-28 26l-26 112h-66c-14 0-22 0-22 12 0 8 6 8 20 8h62c-52 200-54 212-54 226 0 38 26 64 64 64 72 0 112-102 112-108 0-8-6-8-8-8-6 0-6 2-10 10-30 74-68 90-92 90-14 0-22-8-22-32 0-16 2-22 4-34z">
            <text:p/>
          </draw:path>
          <draw:path draw:style-name="gr6" draw:text-style-name="P6" draw:layer="layout" svg:width="0.225cm" svg:height="0.335cm" svg:x="7.872cm" svg:y="4.238cm" svg:viewBox="0 0 226 336" svg:d="M108 162c38 0 66 26 66 80 0 60-36 78-64 78-20 0-64-4-84-34 24 0 28-16 28-28 0-14-12-26-26-26s-28 8-28 28c0 46 52 76 110 76 70 0 116-46 116-94 0-38-32-78-86-88 52-20 72-56 72-86 0-38-46-68-100-68s-96 26-96 66c0 16 10 26 24 26 16 0 26-12 26-26s-10-24-26-24c18-22 52-28 70-28 22 0 54 12 54 54 0 20-8 44-20 58-16 20-30 20-54 22-14 0-14 0-16 2-2 0-6 0-6 6s4 6 14 6z">
            <text:p/>
          </draw:path>
          <draw:path draw:style-name="gr6" draw:text-style-name="P6" draw:layer="layout" svg:width="0.163cm" svg:height="0.701cm" svg:x="8.2cm" svg:y="3.932cm" svg:viewBox="0 0 164 702" svg:d="M164 352c0-56-8-140-48-220-42-86-102-132-108-132s-8 2-8 8c0 2 0 2 14 16 68 68 108 180 108 328 0 120-26 244-112 332-10 8-10 10-10 12 0 4 2 6 8 6s70-46 110-136c36-78 46-156 46-214z">
            <text:p/>
          </draw:path>
        </draw:g>
        <draw:g>
          <svg:title>TexMaths</svg:title>
          <svg:desc>20§display§x(t_4)§svg§600§TRUE§</svg:desc>
          <draw:polygon draw:style-name="gr2" draw:text-style-name="P2" draw:layer="layout" svg:width="1.513cm" svg:height="0.699cm" svg:x="8.864cm" svg:y="4.682cm" svg:viewBox="0 0 1514 700" draw:points="756,700 0,700 0,0 1514,0 1514,700">
            <text:p/>
          </draw:polygon>
          <draw:path draw:style-name="gr6" draw:text-style-name="P6" draw:layer="layout" svg:width="0.349cm" svg:height="0.317cm" svg:x="8.884cm" svg:y="4.896cm" svg:viewBox="0 0 350 318" svg:d="M214 98c4-18 20-82 70-82 4 0 20 0 36 8-20 4-34 22-34 38 0 12 8 26 26 26 16 0 38-14 38-42 0-36-42-46-66-46-40 0-64 38-74 54-16-46-54-54-76-54-72 0-112 90-112 108 0 8 6 8 8 8 6 0 8-2 10-8 24-74 70-92 94-92 12 0 38 6 38 46 0 22-12 70-38 168-12 44-36 72-68 72-4 0-20 0-34-8 18-4 32-18 32-38s-14-24-26-24c-20 0-38 18-38 40 0 32 36 46 66 46 46 0 72-48 74-52 8 26 34 52 76 52 72 0 112-90 112-108 0-6-6-6-8-6-6 0-8 2-10 6-22 76-70 92-92 92-28 0-40-22-40-46 0-14 4-30 12-62z">
            <text:p/>
          </draw:path>
          <draw:path draw:style-name="gr6" draw:text-style-name="P6" draw:layer="layout" svg:width="0.163cm" svg:height="0.701cm" svg:x="9.334cm" svg:y="4.68cm" svg:viewBox="0 0 164 702" svg:d="M164 696c0-2 0-4-12-16-88-88-112-220-112-328 0-122 28-246 114-334 10-8 10-8 10-10 0-6-4-8-8-8-6 0-70 48-112 138-36 76-44 154-44 214 0 54 8 140 46 218 42 88 104 132 110 132 4 0 8-2 8-6z">
            <text:p/>
          </draw:path>
          <draw:path draw:style-name="gr6" draw:text-style-name="P6" draw:layer="layout" svg:width="0.215cm" svg:height="0.447cm" svg:x="9.552cm" svg:y="4.768cm" svg:viewBox="0 0 216 448" svg:d="M128 158h66c14 0 22 0 22-14 0-6-8-6-20-6h-62c26-100 30-114 30-120 0-10-10-18-22-18-2 0-22 0-28 26l-26 112h-66c-14 0-22 0-22 12 0 8 6 8 20 8h62c-52 200-54 212-54 226 0 38 26 64 64 64 72 0 112-102 112-108 0-8-6-8-8-8-6 0-6 2-10 10-30 74-68 90-92 90-14 0-22-8-22-32 0-16 2-22 4-34z">
            <text:p/>
          </draw:path>
          <draw:path draw:style-name="gr6" draw:text-style-name="P6" draw:layer="layout" svg:width="0.241cm" svg:height="0.331cm" svg:x="9.808cm" svg:y="4.982cm" svg:viewBox="0 0 242 332" svg:d="M242 250v-16h-56v-220c0-10 0-14-10-14-6 0-8 0-14 6l-162 228v16h144v42c0 16 0 22-40 22h-12v18c24-2 56-2 74-2s50 0 74 2v-18h-14c-40 0-40-6-40-22v-42zM148 54v180h-130z">
            <text:p/>
          </draw:path>
          <draw:path draw:style-name="gr6" draw:text-style-name="P6" draw:layer="layout" svg:width="0.163cm" svg:height="0.701cm" svg:x="10.144cm" svg:y="4.68cm" svg:viewBox="0 0 164 702" svg:d="M164 352c0-56-8-140-48-220-42-86-102-132-108-132s-8 2-8 8c0 2 0 2 14 16 68 68 108 180 108 328 0 120-26 244-112 332-10 8-10 10-10 12 0 4 2 6 8 6s70-46 110-136c36-78 46-156 46-214z">
            <text:p/>
          </draw:path>
        </draw:g>
        <draw:g>
          <svg:title>TexMaths</svg:title>
          <svg:desc>20§display§x(t_5)§svg§600§TRUE§</svg:desc>
          <draw:polygon draw:style-name="gr2" draw:text-style-name="P2" draw:layer="layout" svg:width="1.513cm" svg:height="0.699cm" svg:x="11.289cm" svg:y="3.514cm" svg:viewBox="0 0 1514 700" draw:points="756,700 0,700 0,0 1514,0 1514,700">
            <text:p/>
          </draw:polygon>
          <draw:path draw:style-name="gr6" draw:text-style-name="P6" draw:layer="layout" svg:width="0.349cm" svg:height="0.317cm" svg:x="11.309cm" svg:y="3.728cm" svg:viewBox="0 0 350 318" svg:d="M214 98c4-18 20-82 70-82 4 0 20 0 36 8-20 4-34 22-34 38 0 12 8 26 26 26 16 0 38-14 38-42 0-36-42-46-66-46-40 0-64 38-74 54-16-46-54-54-76-54-72 0-112 90-112 108 0 8 6 8 8 8 6 0 8-2 10-8 24-74 70-92 94-92 12 0 38 6 38 46 0 22-12 70-38 168-12 44-36 72-68 72-4 0-20 0-34-8 18-4 32-18 32-38s-14-24-26-24c-20 0-38 18-38 40 0 32 36 46 66 46 46 0 72-48 74-52 8 26 34 52 76 52 72 0 112-90 112-108 0-6-6-6-8-6-6 0-8 2-10 6-22 76-70 92-92 92-28 0-40-22-40-46 0-14 4-30 12-62z">
            <text:p/>
          </draw:path>
          <draw:path draw:style-name="gr6" draw:text-style-name="P6" draw:layer="layout" svg:width="0.163cm" svg:height="0.701cm" svg:x="11.759cm" svg:y="3.512cm" svg:viewBox="0 0 164 702" svg:d="M164 696c0-2 0-4-12-16-88-88-112-220-112-328 0-122 28-246 114-334 10-8 10-8 10-10 0-6-4-8-8-8-6 0-70 48-112 138-36 76-44 154-44 214 0 54 8 140 46 218 42 88 104 132 110 132 4 0 8-2 8-6z">
            <text:p/>
          </draw:path>
          <draw:path draw:style-name="gr6" draw:text-style-name="P6" draw:layer="layout" svg:width="0.215cm" svg:height="0.447cm" svg:x="11.977cm" svg:y="3.6cm" svg:viewBox="0 0 216 448" svg:d="M128 158h66c14 0 22 0 22-14 0-6-8-6-20-6h-62c26-100 30-114 30-120 0-10-10-18-22-18-2 0-22 0-28 26l-26 112h-66c-14 0-22 0-22 12 0 8 6 8 20 8h62c-52 200-54 212-54 226 0 38 26 64 64 64 72 0 112-102 112-108 0-8-6-8-8-8-6 0-6 2-10 10-30 74-68 90-92 90-14 0-22-8-22-32 0-16 2-22 4-34z">
            <text:p/>
          </draw:path>
          <draw:path draw:style-name="gr6" draw:text-style-name="P6" draw:layer="layout" svg:width="0.217cm" svg:height="0.335cm" svg:x="12.245cm" svg:y="3.818cm" svg:viewBox="0 0 218 336" svg:d="M46 52c24 6 40 6 46 6 66 0 104-44 104-52 0-4-4-6-6-6 0 0-2 0-4 2-12 4-38 14-74 14-14 0-40-2-72-14-4-2-6-2-6-2-6 0-6 6-6 14v144c0 8 0 14 8 14 4 0 4 0 10-6 20-28 50-32 68-32 30 0 42 24 44 28 10 16 12 36 12 64 0 14 0 44-14 66-12 18-34 28-58 28-32 0-64-16-76-50 18 2 28-10 28-24 0-20-18-24-26-24 0 0-24 0-24 26 0 44 40 88 100 88 62 0 118-46 118-108 0-56-42-106-104-106-22 0-48 4-68 24z">
            <text:p/>
          </draw:path>
          <draw:path draw:style-name="gr6" draw:text-style-name="P6" draw:layer="layout" svg:width="0.163cm" svg:height="0.701cm" svg:x="12.569cm" svg:y="3.512cm" svg:viewBox="0 0 164 702" svg:d="M164 352c0-56-8-140-48-220-42-86-102-132-108-132s-8 2-8 8c0 2 0 2 14 16 68 68 108 180 108 328 0 120-26 244-112 332-10 8-10 10-10 12 0 4 2 6 8 6s70-46 110-136c36-78 46-156 46-214z">
            <text:p/>
          </draw:path>
        </draw:g>
        <draw:line draw:style-name="gr5" draw:text-style-name="P5" draw:layer="layout" svg:x1="2.348cm" svg:y1="3.678cm" svg:x2="2.954cm" svg:y2="3.273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34cm" fo:margin-bottom="0cm" fo:text-indent="0cm"/>
      <style:text-properties fo:font-size="16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75cm" fo:margin-bottom="0cm" fo:text-indent="0cm"/>
      <style:text-properties fo:font-size="14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17cm" fo:margin-bottom="0cm" fo:text-indent="0cm"/>
      <style:text-properties fo:font-size="11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7cm" fo:margin-bottom="0cm" fo:text-indent="0cm"/>
      <style:text-properties fo:font-size="11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7cm" fo:margin-bottom="0cm" fo:text-indent="0cm"/>
      <style:text-properties fo:font-size="11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7cm" fo:margin-bottom="0cm" fo:text-indent="0cm"/>
      <style:text-properties fo:font-size="11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7cm" fo:margin-bottom="0cm" fo:text-indent="0cm"/>
      <style:text-properties fo:font-size="11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7cm" fo:margin-bottom="0cm" fo:text-indent="0cm"/>
      <style:text-properties fo:font-size="11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4.986cm" fo:page-height="9.39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28cm" svg:x="1cm" svg:y="3.006cm"/>
      <draw:page-thumbnail draw:layer="backgroundobjects" svg:width="9.294cm" svg:height="5.828cm" svg:x="1cm" svg:y="11.054cm"/>
      <draw:page-thumbnail draw:layer="backgroundobjects" svg:width="9.294cm" svg:height="5.828cm" svg:x="1cm" svg:y="19.102cm"/>
      <draw:page-thumbnail draw:layer="backgroundobjects" svg:width="9.294cm" svg:height="5.828cm" svg:x="11.295cm" svg:y="3.006cm"/>
      <draw:page-thumbnail draw:layer="backgroundobjects" svg:width="9.294cm" svg:height="5.828cm" svg:x="11.295cm" svg:y="11.054cm"/>
      <draw:page-thumbnail draw:layer="backgroundobjects" svg:width="9.294cm" svg:height="5.828cm" svg:x="11.295cm" svg:y="19.102cm"/>
    </style:handout-master>
    <style:master-page style:name="Default" style:page-layout-name="PM1" draw:style-name="Mdp1">
      <draw:frame presentation:style-name="Default-title" draw:layer="backgroundobjects" svg:width="13.487cm" svg:height="1.568cm" svg:x="0.749cm" svg:y="0.371cm" presentation:class="title" presentation:placeholder="true">
        <draw:text-box/>
      </draw:frame>
      <draw:frame presentation:style-name="Default-outline1" draw:layer="backgroundobjects" svg:width="13.487cm" svg:height="5.45cm" svg:x="0.749cm" svg:y="2.196cm" presentation:class="outline" presentation:placeholder="true">
        <draw:text-box/>
      </draw:frame>
      <draw:frame presentation:style-name="Mpr1" draw:text-style-name="MP2" draw:layer="backgroundobjects" svg:width="3.491cm" svg:height="0.648cm" svg:x="0.749cm" svg:y="8.55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75cm" svg:height="0.648cm" svg:x="5.125cm" svg:y="8.55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491cm" svg:height="0.648cm" svg:x="10.744cm" svg:y="8.55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4T19:40:20.995000000</meta:creation-date>
    <dc:date>2020-02-24T21:07:44.124000000</dc:date>
    <meta:editing-duration>PT42M19S</meta:editing-duration>
    <meta:editing-cycles>3</meta:editing-cycles>
    <meta:generator>LibreOffice/6.0.7.3$Windows_X86_64 LibreOffice_project/dc89aa7a9eabfd848af146d5086077aeed2ae4a5</meta:generator>
    <meta:document-statistic meta:object-count="121"/>
  </office:meta>
</office:document-meta>
</file>